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Heading_20_1">
      <style:paragraph-properties fo:margin-left="0in" fo:margin-right="0in" fo:margin-top="0in" fo:margin-bottom="0.1665in" style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d1d9e0"/>
      <style:text-properties fo:font-variant="normal" fo:text-transform="none" fo:color="#1f2328" loext:opacity="100%" style:font-name="apple-system" fo:font-size="12pt" fo:letter-spacing="normal" fo:font-style="normal" fo:font-weight="bold" loext:padding="0in" loext:border="none"/>
    </style:style>
    <style:style style:name="P2" style:family="paragraph" style:parent-style-name="Text_20_body">
      <style:paragraph-properties fo:margin-left="0in" fo:margin-right="0in" fo:margin-top="0in" fo:margin-bottom="0.1665in" style:contextual-spacing="false" fo:line-height="150%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loext:padding="0in" loext:border="none"/>
    </style:style>
    <style:style style:name="P3" style:family="paragraph" style:parent-style-name="Text_20_body" style:list-style-name="L1">
      <style:paragraph-properties fo:margin-left="0in" fo:margin-right="0in" fo:margin-top="0in" fo:margin-bottom="0.1665in" style:contextual-spacing="false" fo:line-height="150%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loext:padding="0in" loext:border="none"/>
    </style:style>
    <style:style style:name="P4" style:family="paragraph" style:parent-style-name="Text_20_body" style:list-style-name="L2">
      <style:paragraph-properties fo:margin-left="0in" fo:margin-right="0in" fo:margin-top="0.1665in" fo:margin-bottom="0.1665in" style:contextual-spacing="false" fo:line-height="150%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loext:padding="0in" loext:border="none"/>
    </style:style>
    <style:style style:name="P5" style:family="paragraph" style:parent-style-name="Text_20_body" style:list-style-name="L3">
      <style:paragraph-properties fo:margin-left="0in" fo:margin-right="0in" fo:margin-top="0in" fo:margin-bottom="0.1665in" style:contextual-spacing="false" fo:line-height="150%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loext:padding="0in" loext:border="none"/>
    </style:style>
    <style:style style:name="P6" style:family="paragraph" style:parent-style-name="Text_20_body" style:list-style-name="L4">
      <style:paragraph-properties fo:margin-left="0in" fo:margin-right="0in" fo:margin-top="0in" fo:margin-bottom="0.1665in" style:contextual-spacing="false" fo:line-height="150%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loext:padding="0in" loext:border="none"/>
    </style:style>
    <style:style style:name="P7" style:family="paragraph" style:parent-style-name="Text_20_body" style:list-style-name="L5">
      <style:paragraph-properties fo:margin-left="0in" fo:margin-right="0in" fo:margin-top="0in" fo:margin-bottom="0.1665in" style:contextual-spacing="false" fo:line-height="150%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loext:padding="0in" loext:border="none"/>
    </style:style>
    <style:style style:name="P8" style:family="paragraph" style:parent-style-name="Text_20_body" style:list-style-name="L6">
      <style:paragraph-properties fo:margin-left="0in" fo:margin-right="0in" fo:margin-top="0in" fo:margin-bottom="0.1665in" style:contextual-spacing="false" fo:line-height="150%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loext:padding="0in" loext:border="none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50%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loext:padding="0in" loext:border="none"/>
    </style:style>
    <style:style style:name="P10" style:family="paragraph" style:parent-style-name="Text_20_body">
      <style:paragraph-properties fo:margin-left="0in" fo:margin-right="0in" fo:text-indent="0in" style:auto-text-indent="false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user-content-one-page-cheatsheet--templates--ask-ai-better-questions" text:anchor-type="page" text:anchor-page-number="1" svg:x="-0.2917in" svg:y="0in" svg:width="0.2917in" draw:z-index="0">
        <draw:text-box fo:min-height="0.2917in">
          <text:p text:style-name="P10"/>
        </draw:text-box>
      </draw:frame>
      <text:h text:style-name="P1" text:outline-level="1">One-Page Cheatsheet &amp; Templates — Ask AI Better Questions</text:h>
      <text:p text:style-name="P2">Short rules (remember these)</text:p>
      <text:list text:style-name="L1">
        <text:list-item>
          <text:p text:style-name="P3">Be specific. Add important details (model, version, dates).</text:p>
        </text:list-item>
        <text:list-item>
          <text:p text:style-name="P3">Say who the answer is for (age, skill).</text:p>
        </text:list-item>
        <text:list-item>
          <text:p text:style-name="P3">Give format constraints (steps, list, short paragraph).</text:p>
        </text:list-item>
        <text:list-item>
          <text:p text:style-name="P3">Add limits (time, tools, budget).</text:p>
        </text:list-item>
        <text:list-item>
          <text:p text:style-name="P3">Ask for sources or when to consult a professional.</text:p>
        </text:list-item>
      </text:list>
      <text:p text:style-name="P2">Quick templates (fill in the brackets)</text:p>
      <text:list text:style-name="L2">
        <text:list-item>
          <text:p text:style-name="P4">Troubleshooting (electronics, software) "I have a [device + model] with [symptom]. I use [OS/version or environment]. I want [a short checklist / step-by-step], things I can do [at home / safely], and when to call a repair person. Keep each step short."</text:p>
        </text:list-item>
        <text:list-item>
          <text:p text:style-name="P4">Learning plan "I know [skill/level]. Create a [number]-lesson plan, each lesson [duration], with one hands-on exercise and one quick quiz. Target audience: [beginner/child/adult]."</text:p>
        </text:list-item>
        <text:list-item>
          <text:p text:style-name="P4">Personal documents (cover letters, emails) "Write a [type: cover letter/email] for a [role/audience]. Key facts: [job title/company or reason]. Tone: [formal/friendly]. Keep to [word or sentence limit]."</text:p>
        </text:list-item>
        <text:list-item>
          <text:p text:style-name="P4">Creative help (poem, story) "Write a [poem/short story] about [topic] for [audience]. Tone: [funny/serious]. Include [a line, name, or object]. Keep it under [X words]."</text:p>
        </text:list-item>
        <text:list-item>
          <text:p text:style-name="P4">Research summary "Summarize recent information about [topic] for a [non-technical audience]. Give 5 bullet points and list sources or say 'sources available on request'."</text:p>
        </text:list-item>
      </text:list>
      <text:p text:style-name="P2">Common short phrases to use</text:p>
      <text:list text:style-name="L3">
        <text:list-item>
          <text:p text:style-name="P5"><text:soft-page-break/>"In plain language" — for simpler explanations.</text:p>
        </text:list-item>
        <text:list-item>
          <text:p text:style-name="P5">"Give step-by-step instructions" — for procedures.</text:p>
        </text:list-item>
        <text:list-item>
          <text:p text:style-name="P5">"Give 3 quick options" — for short choices.</text:p>
        </text:list-item>
        <text:list-item>
          <text:p text:style-name="P5">"Show an example" — to see a real sample.</text:p>
        </text:list-item>
        <text:list-item>
          <text:p text:style-name="P5">"Cite sources" — to get references.</text:p>
        </text:list-item>
      </text:list>
      <text:p text:style-name="P2">Quick "bad vs good" examples</text:p>
      <text:list text:style-name="L4">
        <text:list-item>
          <text:p text:style-name="P6">Bad: "How do I fix my phone?"<text:line-break/>Good: "My Samsung Galaxy A12 screen is blank but phone rings. I tried charging. What step-by-step checks can I do at home to diagnose? No tools."</text:p>
        </text:list-item>
        <text:list-item>
          <text:p text:style-name="P6">Bad: "Explain cancer."<text:line-break/>Good: "Explain, in plain language for a general adult audience, how chemotherapy works and what common short-term side effects are."</text:p>
        </text:list-item>
      </text:list>
      <text:p text:style-name="P2">When to be careful</text:p>
      <text:list text:style-name="L5">
        <text:list-item>
          <text:p text:style-name="P7">Medical, legal, or safety-critical answers: use AI for general info only. Check with a professional.</text:p>
        </text:list-item>
        <text:list-item>
          <text:p text:style-name="P7">Private information: never paste passwords, social security numbers, or full medical records.</text:p>
        </text:list-item>
      </text:list>
      <text:p text:style-name="P2">If the answer is wrong or weird</text:p>
      <text:list text:style-name="L6">
        <text:list-item>
          <text:p text:style-name="P8">Ask: "That's not what I meant — try again with these details: [list]."</text:p>
        </text:list-item>
        <text:list-item>
          <text:p text:style-name="P8">Ask: "Can you show your sources or explain how you reached that conclusion?"</text:p>
        </text:list-item>
      </text:list>
      <text:p text:style-name="P9">Keep this cheatsheet printable as a wallet card for non-technical people.</text:p>
      <text:p text:style-name="Text_20_body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5T06:23:13.302603243</meta:creation-date>
    <dc:title>Half inch margin</dc:title>
    <meta:editing-duration>PT4M40S</meta:editing-duration>
    <meta:editing-cycles>3</meta:editing-cycles>
    <meta:generator>LibreOffice/25.2.7.2$Linux_X86_64 LibreOffice_project/520$Build-2</meta:generator>
    <dc:date>2025-12-05T06:27:53.158220991</dc:date>
    <meta:document-statistic meta:table-count="0" meta:image-count="0" meta:object-count="0" meta:page-count="2" meta:paragraph-count="30" meta:word-count="388" meta:character-count="2423" meta:non-whitespace-character-count="2077"/>
    <meta:template xlink:type="simple" xlink:actuate="onRequest" xlink:title="Half inch margin" xlink:href="../../../.config/libreoffice/4/user/template/Half%20inch%20margin.ott" meta:date="2025-12-05T06:23:12.790982425"/>
  </office:meta>
</office:document-meta>
</file>